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'Lucida Sans Unicode', 'Lucida Grande', sans-serif"/>
    <style:font-face style:name="Arvo" svg:font-family="Arvo, 'Helvetica Neue', Helvetica, Arial, sans-serif"/>
    <style:font-face style:name="Helvetica" svg:font-family="Helvetica, arial, freesans, clean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Droid Sans1" svg:font-family="'Droid Sans'" style:font-adornments="Bold" style:font-family-generic="swiss" style:font-pitch="variable"/>
    <style:font-face style:name="Droid Sans" svg:font-family="'Droid Sans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Text_20_body">
      <style:text-properties officeooo:rsid="000eada5" officeooo:paragraph-rsid="000eada5"/>
    </style:style>
    <style:style style:name="P2" style:family="paragraph" style:parent-style-name="Text_20_body">
      <style:text-properties officeooo:paragraph-rsid="000eada5"/>
    </style:style>
    <style:style style:name="P3" style:family="paragraph" style:parent-style-name="Heading_20_2">
      <style:text-properties officeooo:paragraph-rsid="000eada5"/>
    </style:style>
    <style:style style:name="P4" style:family="paragraph" style:parent-style-name="Header">
      <style:paragraph-properties fo:text-align="center" style:justify-single-word="false"/>
      <style:text-properties style:font-name="Liberation Serif" officeooo:rsid="001002ee" officeooo:paragraph-rsid="001002ee"/>
    </style:style>
    <style:style style:name="P5" style:family="paragraph" style:parent-style-name="Header">
      <style:paragraph-properties fo:text-align="center" style:justify-single-word="false"/>
      <style:text-properties style:font-name="Liberation Serif" officeooo:rsid="00131e25" officeooo:paragraph-rsid="001002ee"/>
    </style:style>
    <style:style style:name="P6" style:family="paragraph" style:parent-style-name="Footer">
      <style:paragraph-properties fo:text-align="center" style:justify-single-word="false"/>
      <style:text-properties officeooo:rsid="00131e25" officeooo:paragraph-rsid="00131e2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2">1. CUBA LIBRE</text:h>
      <text:p text:style-name="Text_20_body">0.28 White Rum, 0.67 Cola 0.06 Lime Juice</text:p>
      <text:h text:style-name="Heading_20_2" text:outline-level="2">2. VESPER</text:h>
      <text:p text:style-name="Text_20_body">0.73 Gin, 0.18 Vodka, 0.09 Triple Sec</text:p>
      <text:h text:style-name="Heading_20_2" text:outline-level="2">3. KAMIKAZE</text:h>
      <text:p text:style-name="Text_20_body">0.33 Vodka, 0.33 Triple Sec, 0.34 Lime Juice</text:p>
      <text:h text:style-name="Heading_20_2" text:outline-level="2">4. Black BIRD</text:h>
      <text:p text:style-name="Text_20_body">0.4 White Rum, 0.2 Cola, 0.2 Triple Sec, 0.2 Lime Juice</text:p>
      <text:h text:style-name="Heading_20_2" text:outline-level="2">5. Dirty BACARDI</text:h>
      <text:p text:style-name="Text_20_body">0.6 White Rum, 0.27 Lime Juice, 0.13 Triple Sec</text:p>
      <text:h text:style-name="Heading_20_2" text:outline-level="2">6. SIDEMOTO</text:h>
      <text:p text:style-name="Text_20_body">0.56 Gin, 0.22 Triple Sec, 0.11 Orange Juice, 0.11 Lime Juice</text:p>
      <text:h text:style-name="Heading_20_2" text:outline-level="2">7. Dirty MARTINI</text:h>
      <text:p text:style-name="Text_20_body">0.86 Gin, 0.14 Triple Sec</text:p>
      <text:h text:style-name="Heading_20_2" text:outline-level="2">8. WHITE LADY</text:h>
      <text:p text:style-name="Text_20_body">0.44 Gin, 0.33 Triple Sec, 0.11 Orange Juice, 0.11 Lime Juice</text:p>
      <text:h text:style-name="Heading_20_2" text:outline-level="2">9. AVIATION</text:h>
      <text:p text:style-name="Text_20_body">0.6 Gin, 0.2 Triple Sec, 0.10 Orange Juice, 0.10 Lime Juice </text:p>
      <text:h text:style-name="Heading_20_2" text:outline-level="2">10. IN BETWEEN</text:h>
      <text:p text:style-name="Text_20_body">0.27 White Rum, 0.27 Triple Sec, 0.26 Gin, 0.10 Orange Juice, 0.10 Lime Juice</text:p>
      <text:h text:style-name="Heading_20_2" text:outline-level="2">11. Dirty DAIQUIRI</text:h>
      <text:p text:style-name="Text_20_body">0.53 White Rum, 0.3 Lime Juice, 0.17 Cola</text:p>
      <text:h text:style-name="Heading_20_2" text:outline-level="2">12. BLACK RUSSIAN</text:h>
      <text:p text:style-name="Text_20_body">0.71 Vodka, 0.19 Cola, 0.10 Triple Sec</text:p>
      <text:h text:style-name="Heading_20_2" text:outline-level="2">13. LIME MARTINI</text:h>
      <text:p text:style-name="Text_20_body">0.43 Vodka, 0.33 Triple Sec 0.12 Orange Juice, 0.12 Lime Juice</text:p>
      <text:h text:style-name="Heading_20_2" text:outline-level="2">14. TSCHUNK</text:h>
      <text:p text:style-name="Text_20_body">0.30 White Rum, 0.60 ClubMate, 0.10 Lime Juice</text:p>
      <text:h text:style-name="Heading_20_2" text:outline-level="2">15. MONKEY GLAND</text:h>
      <text:p text:style-name="Text_20_body">0.63 Gin, 0.37 Orange Juice</text:p>
      <text:h text:style-name="Heading_20_2" text:outline-level="2">16. PARADISE</text:h>
      <text:p text:style-name="Text_20_body">0.50 Gin, 0.28 Triple Sec, 0.22 Orange Juice</text:p>
      <text:h text:style-name="Heading_20_2" text:outline-level="2">17. STORM</text:h>
      <text:p text:style-name="Text_20_body">0.38 Gin, 0.62 Cola</text:p>
      <text:h text:style-name="Heading_20_2" text:outline-level="2">18. Dirty MAI TAI</text:h>
      <text:p text:style-name="Text_20_body">0.4 White Rum, 0.2 Gin, 0.15 Triple Sec, 0.15 Orange Juice, 0.10 Lime Juice</text:p>
      <text:h text:style-name="Heading_20_2" text:outline-level="2">19. SPEZI</text:h>
      <text:p text:style-name="Text_20_body">0.50 Orange Juice, 0.18 Lime Juice, 0.32 Cola</text:p>
      <text:h text:style-name="Heading_20_2" text:outline-level="2">20. Cola Orange</text:h>
      <text:p text:style-name="Text_20_body">0.65 Orange Juice, 0.35 Cola</text:p>
      <text:h text:style-name="Heading_20_2" text:outline-level="2">21. Cola Sour</text:h>
      <text:p text:style-name="Text_20_body">0.35 Lime Juice, 0.65 Cola</text:p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, Helvetica, 'Lucida Sans Unicode', 'Lucida Grande', sans-serif"/>
    <style:font-face style:name="Arvo" svg:font-family="Arvo, 'Helvetica Neue', Helvetica, Arial, sans-serif"/>
    <style:font-face style:name="Helvetica" svg:font-family="Helvetica, arial, freesans, clean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Droid Sans1" svg:font-family="'Droid Sans'" style:font-adornments="Bold" style:font-family-generic="swiss" style:font-pitch="variable"/>
    <style:font-face style:name="Droid Sans" svg:font-family="'Droid Sans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in" fo:margin-bottom="0.0402in" style:contextual-spacing="false"/>
      <style:text-properties style:font-name="Droid Sans1" fo:font-family="'Droid Sans'" style:font-style-name="Bold" style:font-family-generic="swiss" style:font-pitch="variable" fo:font-size="16pt" fo:font-weight="bold" style:font-name-asian="WenQuanYi Zen Hei Sharp" style:font-family-asian="'WenQuanYi Zen Hei Sharp'" style:font-family-generic-asian="system" style:font-pitch-asian="variable" style:font-size-asian="18pt" style:font-weight-asian="normal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WenQuanYi Zen Hei Sharp" style:font-family-asian="'WenQuanYi Zen Hei Sharp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WenQuanYi Zen Hei Sharp" style:font-family-asian="'WenQuanYi Zen Hei Sharp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style:font-name="Droid Sans" fo:font-family="'Droid Sans'" style:font-style-name="Regular" style:font-family-generic="swiss" style:font-pitch="variable" fo:font-size="26pt" fo:font-weight="bold" style:font-size-asian="10.5pt" style:font-weight-asian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Liberation Serif" officeooo:rsid="001002ee" officeooo:paragraph-rsid="001002ee"/>
    </style:style>
    <style:style style:name="MP2" style:family="paragraph" style:parent-style-name="Header">
      <style:paragraph-properties fo:text-align="center" style:justify-single-word="false"/>
      <style:text-properties style:font-name="Liberation Serif" officeooo:rsid="00131e25" officeooo:paragraph-rsid="001002ee"/>
    </style:style>
    <style:style style:name="MP3" style:family="paragraph" style:parent-style-name="Footer">
      <style:paragraph-properties fo:text-align="center" style:justify-single-word="false"/>
      <style:text-properties officeooo:rsid="00131e25" officeooo:paragraph-rsid="00131e25"/>
    </style:style>
    <style:page-layout style:name="Mpm1">
      <style:page-layout-properties fo:page-width="8.2681in" fo:page-height="11.6929in" style:num-format="1" style:print-orientation="portrait" fo:margin-top="0.3472in" fo:margin-bottom="0.4709in" fo:margin-left="0.7874in" fo:margin-right="0.7874in" style:writing-mode="lr-tb" style:footnote-max-height="0in">
        <style:columns fo:column-count="2" fo:column-gap="0.2098in">
          <style:column style:rel-width="4819*" fo:start-indent="0in" fo:end-indent="0.1047in"/>
          <style:column style:rel-width="4819*" fo:start-indent="0.1047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0.6252in" fo:margin-bottom="0.1965in"/>
      </style:header-style>
      <style:footer-style>
        <style:header-footer-properties svg:height="0.4307in" fo:margin-top="0.1965in"/>
      </style:footer-style>
    </style:page-layout>
  </office:automatic-styles>
  <office:master-styles>
    <style:master-page style:name="Standard" style:page-layout-name="Mpm1">
      <style:header>
        <text:p text:style-name="MP1">BARWIN</text:p>
        <text:p text:style-name="MP2"/>
      </style:header>
      <style:footer>
        <text:p text:style-name="MP3">Ingredients in %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ob </meta:initial-creator>
    <meta:creation-date>2014-05-10T14:11:21.643021115</meta:creation-date>
    <dc:date>2014-05-10T14:32:41.347212723</dc:date>
    <dc:creator>jakob </dc:creator>
    <meta:editing-duration>PT6M8S</meta:editing-duration>
    <meta:editing-cycles>3</meta:editing-cycles>
    <meta:generator>LibreOffice/4.2.3.3$Linux_X86_64 LibreOffice_project/420$Build-3</meta:generator>
    <meta:document-statistic meta:table-count="0" meta:image-count="0" meta:object-count="0" meta:page-count="1" meta:paragraph-count="44" meta:word-count="238" meta:character-count="1261" meta:non-whitespace-character-count="1066"/>
  </office:meta>
</office:document-meta>
</file>